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15H05M48.637051S" calcext:value-type="time">
            <text:p>1115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4H02M43.733S" calcext:value-type="time">
            <text:p>04:02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19H55M39.027S" calcext:value-type="time">
            <text:p>19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07:49:22.6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8T14:15:25.658000000</dc:date>
    <meta:editing-duration>P49DT4H29M39S</meta:editing-duration>
    <meta:editing-cycles>1300</meta:editing-cycles>
    <meta:generator>LibreOffice/7.2.6.2$Windows_X86_64 LibreOffice_project/b0ec3a565991f7569a5a7f5d24fed7f52653d754</meta:generator>
    <meta:document-statistic meta:table-count="2" meta:cell-count="1595" meta:object-count="0"/>
  </office:meta>
</office:document-meta>
</file>